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ariableResolver.buildParameters( Map expressions , InvokeContext context , Map objectModel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VariableResolver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riableResolver.hashCod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riableResolver.VariableResolver( String exp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riableResolver.resolve( Map objectMod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riableResolver.equals( Object objec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VariableResolver.buildMap( Map expressions , InvokeContext context , Map objectModel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21">
            <text:p text:style-name="Table_20_Contents">2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